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34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89cm" svg:height="6.774cm" svg:x="29.455cm" svg:y="6.359cm">
            <draw:object draw:notify-on-update-of-ranges="Sheet1.J2:Sheet1.J11 Sheet1.K1:Sheet1.K1 Sheet1.K2:Sheet1.K11 Sheet1.L1:Sheet1.L1 Sheet1.L2:Sheet1.L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794cm" svg:height="6.491cm" svg:x="0.599cm" svg:y="5.457cm">
            <draw:object draw:notify-on-update-of-ranges="Sheet1.A2:Sheet1.A11 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2.852cm" svg:height="6.454cm" svg:x="14.295cm" svg:y="5.814cm">
            <draw:object draw:notify-on-update-of-ranges="Sheet1.F2:Sheet1.F11 Sheet1.G1:Sheet1.G1 Sheet1.G2:Sheet1.G11 Sheet1.H1:Sheet1.H1 Sheet1.H2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>
            <text:p>Tamaño del caso</text:p>
          </table:table-cell>
          <table:table-cell table:style-name="ce1" office:value-type="string" calcext:value-type="string">
            <text:p>T.ejecución básico</text:p>
          </table:table-cell>
          <table:table-cell table:style-name="ce1" office:value-type="string" calcext:value-type="string">
            <text:p>T.ejecución DyV</text:p>
          </table:table-cell>
          <table:table-cell table:number-columns-repeated="2"/>
          <table:table-cell table:style-name="ce1" office:value-type="string" calcext:value-type="string">
            <text:p>Tamaño del caso</text:p>
          </table:table-cell>
          <table:table-cell table:style-name="ce1" office:value-type="string" calcext:value-type="string">
            <text:p>T.ejecución básico</text:p>
          </table:table-cell>
          <table:table-cell table:style-name="ce1" office:value-type="string" calcext:value-type="string">
            <text:p>T.ejecución DyV</text:p>
          </table:table-cell>
          <table:table-cell/>
          <table:table-cell table:style-name="ce1" office:value-type="string" calcext:value-type="string">
            <text:p>Tamaño del caso</text:p>
          </table:table-cell>
          <table:table-cell table:style-name="ce1" office:value-type="string" calcext:value-type="string">
            <text:p>T.ejecución básico</text:p>
          </table:table-cell>
          <table:table-cell table:style-name="ce1" office:value-type="string" calcext:value-type="string">
            <text:p>T.ejecución DyV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141" calcext:value-type="float">
            <text:p>35141</text:p>
          </table:table-cell>
          <table:table-cell office:value-type="float" office:value="1295" calcext:value-type="float">
            <text:p>12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8422" calcext:value-type="float">
            <text:p>118422</text:p>
          </table:table-cell>
          <table:table-cell office:value-type="float" office:value="2238" calcext:value-type="float">
            <text:p>22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51422" calcext:value-type="float">
            <text:p>251422</text:p>
          </table:table-cell>
          <table:table-cell office:value-type="float" office:value="2543" calcext:value-type="float">
            <text:p>25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40092" calcext:value-type="float">
            <text:p>440092</text:p>
          </table:table-cell>
          <table:table-cell office:value-type="float" office:value="2859" calcext:value-type="float">
            <text:p>28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0899" calcext:value-type="float">
            <text:p>670899</text:p>
          </table:table-cell>
          <table:table-cell office:value-type="float" office:value="5472" calcext:value-type="float">
            <text:p>54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79527" calcext:value-type="float">
            <text:p>979527</text:p>
          </table:table-cell>
          <table:table-cell office:value-type="float" office:value="6673" calcext:value-type="float">
            <text:p>66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15734" calcext:value-type="float">
            <text:p>1315734</text:p>
          </table:table-cell>
          <table:table-cell office:value-type="float" office:value="5617" calcext:value-type="float">
            <text:p>56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719149" calcext:value-type="float">
            <text:p>1719149</text:p>
          </table:table-cell>
          <table:table-cell office:value-type="float" office:value="4934" calcext:value-type="float">
            <text:p>49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172940" calcext:value-type="float">
            <text:p>2172940</text:p>
          </table:table-cell>
          <table:table-cell office:value-type="float" office:value="7951" calcext:value-type="float">
            <text:p>795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0592" calcext:value-type="float">
            <text:p>2680592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6:39:27.798205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10:57.304390470</meta:creation-date>
    <dc:date>2024-04-01T16:55:51.334852974</dc:date>
    <meta:editing-duration>PT52M12S</meta:editing-duration>
    <meta:editing-cycles>4</meta:editing-cycles>
    <meta:generator>LibreOffice/24.2.1.2$Linux_X86_64 LibreOffice_project/420$Build-2</meta:generator>
    <meta:document-statistic meta:table-count="1" meta:cell-count="99" meta:object-count="3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95cm" svg:height="6.492cm" xlink:href=".." xlink:type="simple" chart:class="chart:line" chart:style-name="ch1">
        <chart:legend chart:legend-position="end" svg:x="8.62cm" svg:y="2.698cm" style:legend-expansion="high" chart:style-name="ch2"/>
        <chart:plot-area chart:style-name="ch3" table:cell-range-address="Sheet1.A1:Sheet1.C11" chart:data-source-has-labels="both" svg:x="0.255cm" svg:y="0.129cm" svg:width="8.11cm" svg:height="6.234cm">
          <chart:coordinate-region svg:x="1.829cm" svg:y="0.328cm" svg:width="6.394cm" svg:height="4.7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ejecución básico</text:p>
                <draw:g>
                  <svg:desc>Sheet1.B1:Sheet1.B1</svg:desc>
                </draw:g>
              </table:table-cell>
              <table:table-cell office:value-type="string">
                <text:p>T.ejecución Dy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A2:Sheet1.A11</svg:desc>
                </draw:g>
              </table:table-cell>
              <table:table-cell office:value-type="float" office:value="35141">
                <text:p>35141</text:p>
                <draw:g>
                  <svg:desc>Sheet1.B2:Sheet1.B11</svg:desc>
                </draw:g>
              </table:table-cell>
              <table:table-cell office:value-type="float" office:value="1295">
                <text:p>129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8422">
                <text:p>11842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51422">
                <text:p>25142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40092">
                <text:p>440092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70899">
                <text:p>670899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79527">
                <text:p>979527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15734">
                <text:p>1315734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719149">
                <text:p>1719149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172940">
                <text:p>2172940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680592">
                <text:p>2680592</text:p>
              </table:table-cell>
              <table:table-cell office:value-type="float" office:value="6521">
                <text:p>6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853cm" svg:height="6.455cm" xlink:href=".." xlink:type="simple" chart:class="chart:line" chart:style-name="ch1">
        <chart:legend chart:legend-position="end" svg:x="8.678cm" svg:y="2.679cm" style:legend-expansion="high" chart:style-name="ch2"/>
        <chart:plot-area chart:style-name="ch3" table:cell-range-address="Sheet1.F1:Sheet1.H11" chart:data-source-has-labels="both" svg:x="0.257cm" svg:y="0.129cm" svg:width="8.164cm" svg:height="6.197cm">
          <chart:coordinate-region svg:x="0.878cm" svg:y="0.329cm" svg:width="7.356cm" svg:height="5.35cm"/>
          <chart:axis chart:dimension="x" chart:name="primary-x" chart:style-name="ch4" chartooo:axis-type="auto">
            <chartooo:date-scale/>
            <chart:categories table:cell-range-address="Sheet1.F2:Sheet1.F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1" chart:label-cell-address="Sheet1.G1:Sheet1.G1" chart:class="chart:line">
            <chart:data-point chart:repeated="10"/>
          </chart:series>
          <chart:series chart:style-name="ch7" chart:values-cell-range-address="Sheet1.H2:Sheet1.H11" chart:label-cell-address="Sheet1.H1:Sheet1.H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ejecución básico</text:p>
                <draw:g>
                  <svg:desc>Sheet1.G1:Sheet1.G1</svg:desc>
                </draw:g>
              </table:table-cell>
              <table:table-cell office:value-type="string">
                <text:p>T.ejecución DyV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F2:Sheet1.F11</svg:desc>
                </draw:g>
              </table:table-cell>
              <table:table-cell office:value-type="float" office:value="46">
                <text:p>46</text:p>
                <draw:g>
                  <svg:desc>Sheet1.G2:Sheet1.G11</svg:desc>
                </draw:g>
              </table:table-cell>
              <table:table-cell office:value-type="float" office:value="43">
                <text:p>43</text:p>
                <draw:g>
                  <svg:desc>Sheet1.H2:Sheet1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9cm" svg:height="6.775cm" xlink:href=".." xlink:type="simple" chart:class="chart:line" chart:style-name="ch1">
        <chart:legend chart:legend-position="end" svg:x="8.015cm" svg:y="2.839cm" style:legend-expansion="high" chart:style-name="ch2"/>
        <chart:plot-area chart:style-name="ch3" table:cell-range-address="Sheet1.J1:Sheet1.L11" chart:data-source-has-labels="both" svg:x="0.243cm" svg:y="0.154cm" svg:width="7.621cm" svg:height="6.504cm">
          <chart:coordinate-region svg:x="0.864cm" svg:y="0.353cm" svg:width="6.72cm" svg:height="5.658cm"/>
          <chart:axis chart:dimension="x" chart:name="primary-x" chart:style-name="ch4" chartooo:axis-type="auto">
            <chartooo:date-scale/>
            <chart:categories table:cell-range-address="Sheet1.J2:Sheet1.J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1" chart:label-cell-address="Sheet1.K1:Sheet1.K1" chart:class="chart:line">
            <chart:data-point chart:repeated="10"/>
          </chart:series>
          <chart:series chart:style-name="ch7" chart:values-cell-range-address="Sheet1.L2:Sheet1.L11" chart:label-cell-address="Sheet1.L1:Sheet1.L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ejecución básico</text:p>
                <draw:g>
                  <svg:desc>Sheet1.K1:Sheet1.K1</svg:desc>
                </draw:g>
              </table:table-cell>
              <table:table-cell office:value-type="string">
                <text:p>T.ejecución DyV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J2:Sheet1.J11</svg:desc>
                </draw:g>
              </table:table-cell>
              <table:table-cell office:value-type="float" office:value="61">
                <text:p>61</text:p>
                <draw:g>
                  <svg:desc>Sheet1.K2:Sheet1.K11</svg:desc>
                </draw:g>
              </table:table-cell>
              <table:table-cell office:value-type="float" office:value="17">
                <text:p>17</text:p>
                <draw:g>
                  <svg:desc>Sheet1.L2:Sheet1.L11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